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d865" officeooo:paragraph-rsid="001bd865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bd865" officeooo:paragraph-rsid="001bd86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1bd865" officeooo:paragraph-rsid="001bd865" style:font-weight-asian="normal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font-weight="normal" officeooo:rsid="001bd865" officeooo:paragraph-rsid="001bd865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weight="normal" officeooo:rsid="001bf899" officeooo:paragraph-rsid="001bf899" style:font-weight-asian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weight="normal" officeooo:rsid="001ce671" officeooo:paragraph-rsid="001ce67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ce671" officeooo:paragraph-rsid="001ce67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STEMAS OPERACIONAIS</text:p>
      <text:p text:style-name="P1">Atividade capítulo 9</text:p>
      <text:p text:style-name="P3">Wallyson Roberto Leite dos Santos; Semestre:III.</text:p>
      <text:p text:style-name="P3"/>
      <text:list xml:id="list4737830144681324593" text:style-name="L2">
        <text:list-item>
          <text:p text:style-name="P4">Transferir programas da memória secundária para principal, manter na memória o maior número possível de processos residentes, maximizando a utilização de recursos, permitir que novos processos sejam salvos na memória mesmo que sem espaço aparente,proteger as áreas de memória ocupadas por cada processo.</text:p>
        </text:list-item>
        <text:list-item>
          <text:p text:style-name="P5">No caso proposto, nosso sistema ficaria com ¼ <text:span text:style-name="T1">( um quarto ) </text:span>de memória ociosa ou subtilizada;</text:p>
        </text:list-item>
        <text:list-item>
          <text:p text:style-name="P5">Neste caso a memória teria que ser dividida em duas, uma com o módulo de 20 KB, e outra ( com a técnica de <text:span text:style-name="T2">overlay</text:span>) de 30KB, pois no nosso sistema só suporta 50 KB.</text:p>
        </text:list-item>
        <text:list-item>
          <text:p text:style-name="P5">Não. O programa poderia ser dividido em mais módulos menores para que possa ser executado.</text:p>
        </text:list-item>
        <text:list-item>
          <text:p text:style-name="P6">A fragmentação interna trata-se de uma porção de memória de determinada partição que não é utilizada devido os requisitos reduzidos dos processos. Já a fragmentação externa ocorre quando existe um espaço suficiente de memória livre para satisfazer uma requisição, porém não é contínuo e portanto não pode ser utilizado.</text:p>
        </text:list-item>
        <text:list-item>
          <text:p text:style-name="P6">a)2,4,4 KB b)4,8,6c)Não há fragmentação interna.</text:p>
        </text:list-item>
        <text:list-item>
          <text:p text:style-name="P6">Somente seria possível executar quatro programas concorrentemente alterando a configuração das partições do sistema e criando uma quarta partição. No segundo caso, seria possível executar um programa de 36Kb alterando a configuração do sistema, aumentando uma das partições e reduzindo as demais.</text:p>
        </text:list-item>
        <text:list-item>
          <text:p text:style-name="P6">O local na memória principal onde programa é carregado.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4:22:21.508161305</meta:creation-date>
    <dc:date>2017-11-03T19:38:09.554640022</dc:date>
    <meta:editing-duration>PT4H32M56S</meta:editing-duration>
    <meta:editing-cycles>1</meta:editing-cycles>
    <meta:document-statistic meta:table-count="0" meta:image-count="0" meta:object-count="0" meta:page-count="1" meta:paragraph-count="11" meta:word-count="235" meta:character-count="1473" meta:non-whitespace-character-count="1257"/>
    <meta:generator>LibreOffice/5.1.6.2$Linux_X86_64 LibreOffice_project/10m0$Build-2</meta:generator>
  </office:meta>
</office:document-meta>
</file>